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1979in"/>
    </style:style>
    <style:style style:name="P2" style:parent-style-name="Standard" style:family="paragraph">
      <style:paragraph-properties style:line-height-at-least="0.1979in"/>
    </style:style>
    <style:style style:name="P3" style:parent-style-name="Standard" style:family="paragraph">
      <style:paragraph-properties style:line-height-at-least="0.1979in"/>
    </style:style>
    <style:style style:name="P4" style:parent-style-name="Standard" style:family="paragraph">
      <style:paragraph-properties style:line-height-at-least="0.1979in"/>
    </style:style>
    <style:style style:name="P5" style:parent-style-name="Standard" style:family="paragraph">
      <style:paragraph-properties style:line-height-at-least="0.1979in"/>
    </style:style>
    <style:style style:name="P6" style:parent-style-name="Standard" style:family="paragraph">
      <style:paragraph-properties style:line-height-at-least="0.1979in"/>
    </style:style>
    <style:style style:name="P7" style:parent-style-name="Standard" style:family="paragraph">
      <style:paragraph-properties style:line-height-at-least="0.1979in"/>
    </style:style>
    <style:style style:name="P8" style:parent-style-name="Standard" style:family="paragraph">
      <style:paragraph-properties style:line-height-at-least="0.1979in"/>
    </style:style>
    <style:style style:name="P9" style:parent-style-name="Standard" style:family="paragraph">
      <style:paragraph-properties style:line-height-at-least="0.1979in"/>
    </style:style>
    <style:style style:name="P10" style:parent-style-name="Standard" style:family="paragraph">
      <style:paragraph-properties style:line-height-at-least="0.1979in"/>
    </style:style>
    <style:style style:name="P11" style:parent-style-name="Standard" style:family="paragraph">
      <style:paragraph-properties style:line-height-at-least="0.1979in"/>
    </style:style>
    <style:style style:name="P12" style:parent-style-name="Standard" style:family="paragraph">
      <style:paragraph-properties style:line-height-at-least="0.1979in"/>
    </style:style>
    <style:style style:name="P13" style:parent-style-name="Normal" style:family="paragraph">
      <style:paragraph-properties fo:widows="2" fo:orphans="2" style:vertical-align="auto" fo:background-color="#2728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" style:parent-style-name="DefaultParagraphFont" style:family="text">
      <style:text-properties style:font-name="Consolas" style:font-name-asian="Times New Roman" style:font-name-complex="Courier New" fo:color="#A6E22E" style:letter-kerning="false" fo:font-size="11pt" style:font-size-asian="11pt" style:font-size-complex="11pt" style:language-asian="en" style:country-asian="IN" style:language-complex="ar" style:country-complex="SA"/>
    </style:style>
    <style:style style:name="P15" style:parent-style-name="Standard" style:family="paragraph">
      <style:paragraph-properties style:line-height-at-least="0.1979in"/>
    </style:style>
  </office:automatic-styles>
  <office:body>
    <office:text text:use-soft-page-breaks="true">
      <text:p text:style-name="P1">Link: -<text:s/><text:span text:style-name="Internetlink">https://www.linkedin.com/in/amandeep-singh-5a4770168/</text:span></text:p>
      <text:p text:style-name="P2"/>
      <text:p text:style-name="P3">Username: - <text:s/>amandeep-singh-5a4770168</text:p>
      <text:p text:style-name="P4"/>
      <text:p text:style-name="P5">Image URL: -<text:s/><text:span text:style-name="Internetlink">https://www.ft.com/__origami/service/image/v2/images/raw/ftcms%3A4c560235-e5b4-48a9-966d-1c859a508142?source=next-article&amp;fit=scale-down&amp;quality=highest&amp;width=700&amp;dpr=1</text:span></text:p>
      <text:p text:style-name="P6"/>
      <text:p text:style-name="P7">Block Chain:-</text:p>
      <text:p text:style-name="P8"/>
      <text:p text:style-name="P9">Address1: 1A8JiWcwvpY7tAopUkSnGuEYHmzGYfZPiq</text:p>
      <text:p text:style-name="P10">Address2: 1MDUoxL1bGvMxhuoDYx6i11ePytECAk9QK</text:p>
      <text:p text:style-name="P11">Hash: b6f6991d03df0e2e04dafffcd6bc418aac66049e2cd74b80f14ac86db1e3f0da</text:p>
      <text:p text:style-name="P12"/>
      <text:p text:style-name="P13"><text:span text:style-name="T14">922b4b2653e2f10d9c8e791badad848f1095c108fd41af3732e93b856da0e80c</text:span>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style:font-size-complex="10pt" style:language-asian="en" style:country-asian="IN" style:language-complex="ar" style:country-complex="SA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man Shrivastav</meta:initial-creator>
    <dc:creator>Aman Shrivastav</dc:creator>
    <meta:creation-date>2024-01-05T09:50:00Z</meta:creation-date>
    <dc:date>2024-07-04T03:45:00Z</dc:date>
    <meta:template xlink:href="Normal" xlink:type="simple"/>
    <meta:editing-cycles>1</meta:editing-cycles>
    <meta:editing-duration>PT7560S</meta:editing-duration>
    <meta:document-statistic meta:page-count="1" meta:paragraph-count="1" meta:word-count="78" meta:character-count="527" meta:row-count="3" meta:non-whitespace-character-count="450"/>
  </office:meta>
</office:document-meta>
</file>